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6pt" fo:font-weight="bold" officeooo:rsid="0009b42c" officeooo:paragraph-rsid="0009b42c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0ae5ab" officeooo:paragraph-rsid="000ae5a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yecto final</text:p>
      <text:p text:style-name="P2"/>
      <text:list xml:id="list915036821760361921" text:style-name="L1">
        <text:list-item>
          <text:p text:style-name="P3">Metodología (como fue secuenciado, que organismo es y si fue secuenciado en pares o no) </text:p>
        </text:list-item>
      </text:list>
      <text:p text:style-name="P2"/>
      <text:p text:style-name="P2"/>
      <text:list xml:id="list183447505363968" text:continue-numbering="true" text:style-name="L1">
        <text:list-item>
          <text:p text:style-name="P3">Análisis y filtros de calidad de lecturas </text:p>
        </text:list-item>
      </text:list>
      <text:p text:style-name="P5">cd /home/usuario/Documents/Biologia_computacional/Proyecto_final/Mapping_Files</text:p>
      <text:p text:style-name="P5">fastqc -O Quality/ FastQC_Short/Partial_*</text:p>
      <text:p text:style-name="P5">java -jar /home/juanrr/Downloads/Trimmomatic-0.36/trimmomatic-0.36.jar SE FastQC_Short/Partial_SRR2467141.fastq Trimmed_Partial_SRR2467141.fastq ILLUMINACLIP:TruSeq3-SE.fa:2:30:10 SLIDINGWINDOW:4:15</text:p>
      <text:p text:style-name="P5"/>
      <text:p text:style-name="P5"/>
      <text:p text:style-name="P2"/>
      <text:list xml:id="list183447543078022" text:continue-numbering="true" text:style-name="L1">
        <text:list-item>
          <text:p text:style-name="P3">Ensamble <text:span text:style-name="Emphasis">de novo</text:span> </text:p>
        </text:list-item>
      </text:list>
      <text:p text:style-name="P2"/>
      <text:p text:style-name="P2"/>
      <text:list xml:id="list183446914618495" text:continue-numbering="true" text:style-name="L1">
        <text:list-item>
          <text:p text:style-name="P3">Alineamiento de lecturas al transcriptoma </text:p>
        </text:list-item>
        <text:list-item>
          <text:p text:style-name="P3">Visualización de transcritos en el genoma (opcional) </text:p>
        </text:list-item>
        <text:list-item>
          <text:p text:style-name="P3">Anotaciones via Trinotate de genes sobreexpresados </text:p>
        </text:list-item>
        <text:list-item>
          <text:p text:style-name="P1">Análisis de expresión diferencial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6:10:35.153339679</meta:creation-date>
    <dc:date>2016-04-13T18:34:45.395680201</dc:date>
    <meta:editing-duration>PT2H8M5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70" meta:character-count="665" meta:non-whitespace-character-count="606"/>
  </office:meta>
</office:document-meta>
</file>